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1443d" officeooo:paragraph-rsid="0011443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443d" officeooo:paragraph-rsid="0011443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28c28" officeooo:paragraph-rsid="00128c2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28c28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officeooo:rsid="00128c28" officeooo:paragraph-rsid="00128c28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weight="normal" officeooo:rsid="00128c28" officeooo:paragraph-rsid="00128c28" style:font-size-asian="10.5pt" style:font-weight-asian="normal" style:font-size-complex="12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2pt" fo:font-weight="normal" officeooo:rsid="00128c28" officeooo:paragraph-rsid="00128c28" style:font-size-asian="10.5pt" style:font-weight-asian="normal" style:font-size-complex="12pt" style:font-weight-complex="normal"/>
    </style:style>
    <style:style style:name="P8" style:family="paragraph" style:parent-style-name="Standard" style:list-style-name="L5">
      <style:paragraph-properties fo:text-align="start" style:justify-single-word="false"/>
      <style:text-properties fo:font-size="12pt" fo:font-weight="normal" officeooo:rsid="00151b13" officeooo:paragraph-rsid="00151b1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956a" officeooo:paragraph-rsid="0016956a" style:font-size-asian="10.5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style="italic" fo:font-weight="normal" officeooo:rsid="00128c28" officeooo:paragraph-rsid="00128c28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font-style="italic" fo:font-weight="normal" officeooo:rsid="00128c28" officeooo:paragraph-rsid="00128c28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font-style="italic" fo:font-weight="normal" officeooo:rsid="00128c28" officeooo:paragraph-rsid="00128c28" style:font-size-asian="10.5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6956a" officeooo:paragraph-rsid="0016956a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16956a" officeooo:paragraph-rsid="0016956a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6956a" officeooo:paragraph-rsid="0016956a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75702" officeooo:paragraph-rsid="0017570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175702" officeooo:paragraph-rsid="0017570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officeooo:paragraph-rsid="00128c28"/>
    </style:style>
    <style:style style:name="P19" style:family="paragraph" style:parent-style-name="Standard">
      <style:paragraph-properties fo:text-align="start" style:justify-single-word="false"/>
      <style:text-properties officeooo:paragraph-rsid="0016956a"/>
    </style:style>
    <style:style style:name="P20" style:family="paragraph" style:parent-style-name="Standard" style:list-style-name="L4">
      <style:paragraph-properties fo:text-align="start" style:justify-single-word="false"/>
      <style:text-properties fo:font-weight="normal" officeooo:rsid="00128c28" officeooo:paragraph-rsid="00128c2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officeooo:rsid="00128c28" style:font-size-asian="10.5pt" style:font-weight-asian="bold" style:font-size-complex="12pt" style:font-weight-complex="bold"/>
    </style:style>
    <style:style style:name="T3" style:family="text">
      <style:text-properties fo:font-size="12pt" fo:font-style="italic" fo:font-weight="normal" officeooo:rsid="00128c28" style:font-size-asian="10.5pt" style:font-style-asian="italic" style:font-weight-asian="normal" style:font-size-complex="12pt" style:font-style-complex="italic" style:font-weight-complex="normal"/>
    </style:style>
    <style:style style:name="T4" style:family="text">
      <style:text-properties fo:font-size="12pt" fo:font-style="italic" fo:font-weight="normal" officeooo:rsid="0016956a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fo:font-style="italic" style:font-size-asian="10.5pt" style:font-style-asian="italic" style:font-size-complex="12pt" style:font-style-complex="italic"/>
    </style:style>
    <style:style style:name="T6" style:family="text">
      <style:text-properties fo:font-size="12pt" fo:font-style="italic" fo:font-weight="bold" officeooo:rsid="00128c28" style:font-size-asian="10.5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fo:font-weight="normal" officeooo:rsid="00128c28" style:font-size-asian="10.5pt" style:font-weight-asian="normal" style:font-size-complex="12pt" style:font-weight-complex="normal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fo:font-style="normal" style:font-size-asian="10.5pt" style:font-style-asian="normal" style:font-size-complex="12pt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6956a" style:font-style-asian="italic" style:font-style-complex="italic"/>
    </style:style>
    <style:style style:name="T12" style:family="text">
      <style:text-properties fo:font-style="italic" officeooo:rsid="00175702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Conditional Statements</text:p>
      <text:p text:style-name="P2"/>
      <text:p text:style-name="P2">Conditional Statements</text:p>
      <text:list xml:id="list3696707522" text:style-name="L1">
        <text:list-item>
          <text:p text:style-name="P5">Conditional statements are used to perform different actions based on different conditions.</text:p>
        </text:list-item>
        <text:list-item>
          <text:p text:style-name="P5">In javascript, there are the following conditional statements:</text:p>
          <text:list>
            <text:list-item>
              <text:p text:style-name="P5">if statement, else statement, else if statement, and switch statements</text:p>
            </text:list-item>
          </text:list>
        </text:list-item>
      </text:list>
      <text:p text:style-name="P3"/>
      <text:p text:style-name="P3"><text:tab/><text:span text:style-name="T1">The </text:span><text:span text:style-name="T13">if</text:span><text:span text:style-name="T1"> Statement</text:span></text:p>
      <text:list xml:id="list3385889755" text:style-name="L2">
        <text:list-item>
          <text:p text:style-name="P6">The <text:span text:style-name="T10">if </text:span>statement is used to specify a block of Javascript code to be executed if a condition is true.</text:p>
          <text:list>
            <text:list-item>
              <text:p text:style-name="P18"><text:span text:style-name="T7">syntax: </text:span><text:span text:style-name="T3">if (condition) {code executed}</text:span></text:p>
              <text:p text:style-name="P10"/>
            </text:list-item>
          </text:list>
        </text:list-item>
      </text:list>
      <text:p text:style-name="P3"><text:span text:style-name="T1"><text:tab/>The </text:span><text:span text:style-name="T13">else</text:span><text:span text:style-name="T1"> Statement</text:span></text:p>
      <text:list xml:id="list1746002232" text:style-name="L3">
        <text:list-item>
          <text:p text:style-name="P7">The <text:span text:style-name="T10">else</text:span> statement is used to specify a block of code to be executed if the condition is false.</text:p>
          <text:list>
            <text:list-item>
              <text:p text:style-name="P7">syntax: <text:span text:style-name="T10">else {code executed}</text:span></text:p>
              <text:p text:style-name="P11"/>
            </text:list-item>
          </text:list>
        </text:list-item>
      </text:list>
      <text:p text:style-name="P4"><text:span text:style-name="T2"><text:tab/>The </text:span><text:span text:style-name="T6">else if</text:span><text:span text:style-name="T2"> Statement</text:span></text:p>
      <text:list xml:id="list1740923800" text:style-name="L4">
        <text:list-item>
          <text:p text:style-name="P20"><text:span text:style-name="T8">The </text:span><text:span text:style-name="T5">else if</text:span><text:span text:style-name="T9"> statement is used to specify a new condition if the first condition is false.</text:span></text:p>
          <text:list>
            <text:list-item>
              <text:p text:style-name="P20"><text:span text:style-name="T9">syntax: </text:span><text:span text:style-name="T5">else if (condition) {}</text:span></text:p>
              <text:p text:style-name="P12"/>
            </text:list-item>
          </text:list>
        </text:list-item>
      </text:list>
      <text:p text:style-name="P4"><text:span text:style-name="T2"><text:tab/>The </text:span><text:span text:style-name="T6">switch</text:span><text:span text:style-name="T2"> Statement</text:span></text:p>
      <text:list xml:id="list2555249553" text:style-name="L5">
        <text:list-item>
          <text:p text:style-name="P8">Switch statements take a single expression/value as an input, and then looks through a number of choices until they find one that matches the value.</text:p>
          <text:list>
            <text:list-item>
              <text:p text:style-name="P8">ex. <text:span text:style-name="T11">switch (expression) {</text:span></text:p>
            </text:list-item>
          </text:list>
        </text:list-item>
      </text:list>
      <text:p text:style-name="P9"><text:span text:style-name="T10"><text:tab/><text:tab/><text:tab/>case choice1:</text:span></text:p>
      <text:p text:style-name="P9"><text:span text:style-name="T10"><text:tab/><text:tab/><text:tab/><text:tab/>run this code</text:span></text:p>
      <text:p text:style-name="P9"><text:span text:style-name="T10"><text:tab/><text:tab/><text:tab/><text:tab/>break;</text:span></text:p>
      <text:p text:style-name="P19"><text:span text:style-name="T4"><text:tab/><text:tab/><text:tab/>case choice2:</text:span></text:p>
      <text:p text:style-name="P9"><text:span text:style-name="T10"><text:tab/><text:tab/><text:tab/><text:tab/>run this code</text:span></text:p>
      <text:p text:style-name="P9"><text:span text:style-name="T10"><text:tab/><text:tab/><text:tab/><text:tab/>break;</text:span></text:p>
      <text:p text:style-name="P9"><text:span text:style-name="T10"><text:tab/><text:tab/><text:tab/>default:</text:span></text:p>
      <text:p text:style-name="P9"><text:span text:style-name="T10"><text:tab/><text:tab/><text:tab/><text:tab/>run this code, if no matches</text:span></text:p>
      <text:p text:style-name="P9"><text:span text:style-name="T10"><text:tab/><text:tab/><text:tab/>}</text:span></text:p>
      <text:list xml:id="list193658275780029" text:continue-numbering="true" text:style-name="L5">
        <text:list-item>
          <text:list>
            <text:list-item>
              <text:list>
                <text:list-item>
                  <text:p text:style-name="P13">Default can be omitted if there is no chance that the expression could end up equaling an unknown value.</text:p>
                </text:list-item>
              </text:list>
            </text:list-item>
          </text:list>
        </text:list-item>
      </text:list>
      <text:p text:style-name="P14"/>
      <text:p text:style-name="P14"><text:tab/><text:span text:style-name="T1">Ternary Operator</text:span></text:p>
      <text:list xml:id="list3719470440" text:style-name="L6">
        <text:list-item>
          <text:p text:style-name="P15">A small bit of syntax that tests a condition and returns one value/expression if it is <text:span text:style-name="T10">true</text:span> and another if it is <text:span text:style-name="T10">false</text:span>.</text:p>
          <text:list>
            <text:list-item>
              <text:p text:style-name="P15">syntax: <text:span text:style-name="T10">( condition ) ? run this code : run this code instead</text:span><text:span text:style-name="T12">;</text:span></text:p>
            </text:list-item>
            <text:list-item>
              <text:p text:style-name="P15">ex. <text:span text:style-name="T10">let greeeting = ( isBirthday ) ? 'Happy birthday' : 'No happy birthday to you'</text:span></text:p>
            </text:list-item>
          </text:list>
        </text:list-item>
        <text:list-item>
          <text:p text:style-name="P16">The ternary operator can be used to run functions, lines of codes, or anything else.</text:p>
          <text:list>
            <text:list-item>
              <text:p text:style-name="P16">ex. <text:span text:style-name="T10">( a === b ) ? update('this', 'that') : update('this', 'that');</text:span></text:p>
            </text:list-item>
          </text:list>
        </text:list-item>
      </text:list>
      <text:p text:style-name="P17"><text:span text:style-name="T10"/></text:p>
      <text:list xml:id="list193657379609775" text:continue-list="list193658275780029" text:style-name="L5">
        <text:list-item>
          <text:list>
            <text:list-item>
              <text:list>
                <text:list-header>
                  <text:p text:style-name="P8"><text:span text:style-name="T11"/></text:p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37" meta:word-count="288" meta:character-count="1599" meta:non-whitespace-character-count="1328"/>
  </office:meta>
</office:document-meta>
</file>